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60000000C0557AF3AF3228F8C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none" draw:fill-color="#f2ffe5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2ffe5" fo:min-height="0.096cm" draw:shadow="hidden" draw:shadow-offset-x="0.3cm" draw:shadow-offset-y="0.3cm" draw:shadow-color="#808080"/>
    </style:style>
    <style:style style:name="gr3" style:family="graphic" style:parent-style-name="Object_20_with_20_no_20_fill_20_and_20_no_20_line">
      <style:graphic-properties draw:stroke="none" svg:stroke-width="0.019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2ffe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2ffe5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485cm" svg:y1="15.661cm" svg:x2="12.963cm" svg:y2="15.661cm">
            <text:p/>
          </draw:line>
          <draw:line draw:style-name="gr1" draw:text-style-name="P1" draw:layer="layout" svg:x1="10.485cm" svg:y1="15.58cm" svg:x2="10.485cm" svg:y2="15.749cm">
            <text:p/>
          </draw:line>
          <draw:line draw:style-name="gr1" draw:text-style-name="P1" draw:layer="layout" svg:x1="12.964cm" svg:y1="15.58cm" svg:x2="12.964cm" svg:y2="15.753cm">
            <text:p/>
          </draw:line>
          <draw:line draw:style-name="gr1" draw:text-style-name="P1" draw:layer="layout" svg:x1="10.486cm" svg:y1="15.666cm" svg:x2="10.17cm" svg:y2="13.925cm">
            <text:p/>
          </draw:line>
          <draw:frame draw:style-name="gr2" draw:text-style-name="P3" draw:layer="layout" svg:width="0.156cm" svg:height="0.581cm" svg:x="12.964cm" svg:y="15.769cm">
            <draw:text-box>
              <text:p text:style-name="P2"><text:span text:style-name="T1">Z</text:span></text:p>
            </draw:text-box>
          </draw:frame>
          <draw:frame draw:style-name="gr2" draw:text-style-name="P3" draw:layer="layout" svg:width="0.181cm" svg:height="0.581cm" svg:x="10.394cm" svg:y="15.74cm">
            <draw:text-box>
              <text:p text:style-name="P2"><text:span text:style-name="T1">A</text:span></text:p>
            </draw:text-box>
          </draw:frame>
          <draw:frame draw:style-name="gr3" draw:text-style-name="P4" draw:layer="layout" svg:width="2.913cm" svg:height="1.585cm" svg:x="9.032cm" svg:y="14.192cm">
            <draw:image xlink:href="Pictures/1000020100000160000000C0557AF3AF3228F8C0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09:11.016208657</meta:creation-date>
    <dc:date>2018-02-26T13:09:26.577193833</dc:date>
    <meta:editing-duration>PT15S</meta:editing-duration>
    <meta:editing-cycles>1</meta:editing-cycles>
    <meta:document-statistic meta:object-count="8"/>
    <meta:generator>LibreOffice/6.0.0.3$MacOSX_X86_64 LibreOffice_project/64a0f66915f38c6217de274f0aa8e15618924765</meta:generator>
  </office:meta>
</office:document-meta>
</file>